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200%"/>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line-height="200%" fo:text-align="center"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7"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3840f"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line-height="200%" fo:text-align="start" style:justify-single-word="false"/>
      <style:text-properties fo:color="#ffffff" loext:opacity="100%" style:font-name="PT Mono" fo:font-size="8pt" fo:font-style="normal" fo:font-weight="bold" officeooo:rsid="0333840f" officeooo:paragraph-rsid="0333840f" fo:background-color="transparent" style:font-size-asian="8pt" style:font-style-asian="normal" style:font-weight-asian="bold" style:font-size-complex="8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fo:font-weight="normal" officeooo:rsid="0309affb" style:font-style-asian="normal" style:font-weight-asian="normal" style:font-style-complex="normal" style:font-weight-complex="normal"/>
    </style:style>
    <style:style style:name="T3" style:family="text">
      <style:text-properties fo:font-style="normal" fo:font-weight="normal" officeooo:rsid="032f5017" style:font-style-asian="normal" style:font-weight-asian="normal" style:font-style-complex="normal" style:font-weight-complex="normal"/>
    </style:style>
    <style:style style:name="T4" style:family="text">
      <style:text-properties fo:font-style="normal" fo:font-weight="normal" officeooo:rsid="032dc956" style:font-style-asian="normal" style:font-weight-asian="normal" style:font-style-complex="normal" style:font-weight-complex="normal"/>
    </style:style>
    <style:style style:name="T5" style:family="text">
      <style:text-properties fo:font-style="normal" fo:font-weight="normal" officeooo:rsid="0333840f" style:font-style-asian="normal" style:font-weight-asian="normal" style:font-style-complex="normal" style:font-weight-complex="normal"/>
    </style:style>
    <style:style style:name="T6" style:family="text">
      <style:text-properties officeooo:rsid="032f5017"/>
    </style:style>
    <style:style style:name="T7" style:family="text">
      <style:text-properties officeooo:rsid="0331342e"/>
    </style:style>
    <style:style style:name="T8" style:family="text">
      <style:text-properties officeooo:rsid="0331f2a8"/>
    </style:style>
    <style:style style:name="T9" style:family="text">
      <style:text-properties officeooo:rsid="0331f8b2"/>
    </style:style>
    <style:style style:name="T10" style:family="text">
      <style:text-properties officeooo:rsid="033299d7"/>
    </style:style>
    <style:style style:name="T11" style:family="text">
      <style:text-properties officeooo:rsid="033384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Marvin Matthews is the strangest person you'll never meet. One time he caught a cold </text:span><text:span text:style-name="T3">while</text:span><text:span text:style-name="T2"> on tour with the Lovely Hot Starving Street Band and didn't say anything for three days. </text:span><text:span text:style-name="T4">I </text:span><text:span text:style-name="T3">actually </text:span><text:span text:style-name="T4">called him Jeffrey Dahmer when I first encountered him at Greensburg because he looked so scary.</text:span></text:p>
      <text:p text:style-name="P6"><text:span text:style-name="T4"><text:s text:c="3"/></text:span><text:span text:style-name="T3">College was off to a great start. </text:span><text:span text:style-name="T5">M</text:span><text:span text:style-name="T3">y laptop had been stolen on the very first day of band camp.</text:span><text:span text:style-name="T4"> The good news from that was </text:span><text:span text:style-name="T3">I could probably</text:span><text:span text:style-name="T4"> transfer away from the hellhole that was West Hall </text:span><text:span text:style-name="T3">before classes even started. </text:span><text:span text:style-name="T5">(Living in the oldest building on campus with mostly football players was not appealing to me.)</text:span></text:p>
      <text:p text:style-name="P2"/>
      <text:p text:style-name="P2">“It looks like 216 has an open bed in Hill Hall,” said the <text:span text:style-name="T6">residence director</text:span>, scratching his neckbeard. His rolling chair let out a godawful squeak under his weight and I jumped. I was standing in his smelly, cluttered office. He grabbed a paper from a stack, adjusted his scratched glasses. “The only student assigned to that room got it on a scholarship and indicated he already has off-campus <text:soft-page-break/>housing, so it actually might be totally open.” He <text:span text:style-name="T6">slapped</text:span> the paper down onto the metal desk, knocking over an empty can of Diet Coke, spun towards me with another deafening chair sound. “It shares a bathroom with 218, so if you go wanted to see what it’s like, you could just go knock on their door <text:span text:style-name="T11">I guess</text:span>.”</text:p>
      <text:p text:style-name="P2"><text:s text:c="3"/>“21<text:span text:style-name="T11">8...</text:span>” I said, slowly realizing I would be embarking on a solo mission.</text:p>
      <text:p text:style-name="P2"><text:s text:c="3"/>“I would join y—” he started to say, interrupted by a belch.</text:p>
      <text:p text:style-name="P2"><text:s text:c="3"/>“It's fine!” I said. “I’ll go check it out.” I left Main Building, walked across Back Campus spinning my lanyard, <text:span text:style-name="T6">went</text:span> up the brick steps to Hill, swiped my key fob, entered the building, took the elevator to the second floor. I heard the sound of <text:span text:style-name="T11">a </text:span>banjo, which got louder as I approached 218. The door was slightly ajar, and when I knocked, the music stopped.</text:p>
      <text:p text:style-name="P2"><text:s text:c="3"/>“<text:span text:style-name="T1">Yell-</text:span>o,<text:span text:style-name="T1">”</text:span> said an annoyed voice.</text:p>
      <text:p text:style-name="P2"><text:s text:c="3"/>I didn't want to push the door open so I just stood there saying, “Umm...” I heard scooting chairs, nonmusical instrument <text:span text:style-name="T11">rattles</text:span>, feet <text:soft-page-break/>scuffling. The door creaked open and a handsome but angry looking man wearing a black guitar said, “Yes.”</text:p>
      <text:p text:style-name="P2"><text:s text:c="3"/>I said, “Um,” again, followed by, “Well, I got my computer stolen out of West Hall and the guy in student housing with the dirty office said there was an opening in the room next door and I could probably check it out by going through your bathroom.”</text:p>
      <text:p text:style-name="P2"><text:s text:c="3"/>“Ah,” said Jeffrey Dahmer, pausing to think. “Unfortunately we have commandeered the seating.” <text:span text:style-name="T6">He</text:span> pointed at a circle of four wooden chairs, one of which was occupied by the banjo player. “I was afraid you were a loser come to tell us to shut up.”</text:p>
      <text:p text:style-name="P2"><text:s text:c="3"/>“Uh, no,” I said. “I like music! I'm a drummer, actually.”</text:p>
      <text:p text:style-name="P2"><text:s text:c="3"/>“Nice,” said the banjo man from the circle of chairs.</text:p>
      <text:p text:style-name="P2"><text:s text:c="3"/>I probably should have introduced myself, but instead I said, “<text:span text:style-name="T6">Do you know what</text:span> you call someone who hangs out with musicians?” and when they stared blankly back, I said, “A drummer!”</text:p>
      <text:p text:style-name="P2"><text:soft-page-break/><text:s text:c="3"/>Jeffrey grunted and said, “Lemme show you.”</text:p>
      <text:p text:style-name="P2"><text:s text:c="3"/>I followed him through the bathroom <text:span text:style-name="T11">into 216</text:span>, looked around at the uninhabited space with bare beds, missing its two wooden chairs. The <text:span text:style-name="T11">banjo/guitar </text:span>music resumed from the other room. “I'll take it,” I said aloud to myself.</text:p>
      <text:p text:style-name="P2"/>
      <text:p text:style-name="P8">2</text:p>
      <text:p text:style-name="P3"/>
      <text:p text:style-name="P4">“Who the hell wants a Mike’s?” said James the trumpet player, unzipping his backpack and <text:span text:style-name="T11">showing</text:span> <text:span text:style-name="T11">off</text:span> a six-pack of hard lemonade. It was my second day on campus at Greensburg, and, after telling my new marching band friends I had my own room, we agreed it was the best place to hang out. “Señior Mike took me to Harris Teeter himself,” he bragged.</text:p>
      <text:p text:style-name="P4"><text:s text:c="3"/>“What the fuck is a Harris Teeter?!” said Alex the trombone player.</text:p>
      <text:p text:style-name="P4"><text:s text:c="3"/>We all burst into laughter and I said, “You don't know?!”</text:p>
      <text:p text:style-name="P4"><text:s text:c="3"/>“Stop fucking laughing at me!” <text:span text:style-name="T7">whined Alex.</text:span> “We don't have that shit in Ohio!”</text:p>
      <text:p text:style-name="P4"><text:soft-page-break/><text:s text:c="3"/>I had never wanted to drink around my high school friends before. I had never had a drink in my life. But now I felt intrigued. It felt safe having a room of one's own. “<text:span text:style-name="T11">Pass me the Mike</text:span>,” I said. We were watching Pink Floyd live in Pompeii, and, <text:span text:style-name="T11">shortly after finishing my drink,</text:span> I started to convulse.</text:p>
      <text:p text:style-name="P4"><text:s text:c="3"/>“You okay?” said Alex.</text:p>
      <text:p text:style-name="P4"><text:s text:c="3"/>I said, “I’m good,” <text:span text:style-name="T11">trying to stop shaking. To this day, I don’t know what that was all about.</text:span></text:p>
      <text:p text:style-name="P4"><text:s text:c="3"/>My bathroom door burst open and a voice said, “<text:span text:style-name="T1">Announcement!</text:span>”</text:p>
      <text:p text:style-name="P4"><text:s text:c="3"/>I was relieved that the attention had been taken off me and was now on Jeffrey Dahmer’s head poking through the door. “New band The Stoops playing downstairs on the stoops at <text:span text:style-name="T11">eight in the</text:span> PM.” We stared silently for a moment before he said, “<text:span text:style-name="T1">Alright</text:span>, now...” and shut the door.</text:p>
      <text:p text:style-name="P4"><text:s text:c="3"/>“Who the fuck was that??” said Alex.</text:p>
      <text:p text:style-name="P7"><text:s text:c="3"/>James said, “We’re definitely going to <text:span text:style-name="T1">that</text:span> shit. That guy’s psycho!”</text:p>
      <text:p text:style-name="P7"/>
      <text:p text:style-name="P7"><text:soft-page-break/>By the time we started hearing The Stoops through my open window, I had stopped shivering and felt good enough to go downstairs. Two girls had joined them, both singing, one shaking a shaker while the other beat a djembe. We heard <text:span text:style-name="T1">Ooh La La</text:span> by The Faces, <text:span text:style-name="T1">What's Up</text:span> by 4 Non Blondes, a couple similar-sounding original songs and <text:span text:style-name="T1">Don't Let Me Down</text:span> by The Beatles. Maybe it was the lemonade, but I was impressed by the bravery to just get in front of people and play, so I finally got the names of my suite mates: Marvin Matthews and Murray Stevens. I think I even remembered to tell them mine. </text:p>
      <text:p text:style-name="P5"><text:s text:c="3"/><text:span text:style-name="T9">A keen reader</text:span><text:span text:style-name="T8"> </text:span><text:span text:style-name="T9">already knows all about</text:span><text:span text:style-name="T8"> The Lovely Hot Starving Street Band </text:span><text:span text:style-name="T9">and probably susprects this is where</text:span><text:span text:style-name="T8"> I suggested we </text:span><text:span text:style-name="T9">should, “</text:span><text:span text:style-name="T10">P</text:span><text:span text:style-name="T8">lay together </text:span><text:span text:style-name="T9">sometime,” </text:span><text:span text:style-name="T8">or vice versa.</text:span></text:p>
      <text:p text:style-name="P5"><text:span text:style-name="T9"><text:s text:c="3"/>Actually,</text:span><text:span text:style-name="T8"> </text:span><text:span text:style-name="T9">another </text:span><text:span text:style-name="T11">three</text:span><text:span text:style-name="T8">-and-a-half years</text:span><text:span text:style-name="T9"> will go by</text:span><text:span text:style-name="T8"> </text:span><text:span text:style-name="T9">with me hardly saying a single word to Marvin or Murra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5T12:10:54.903084855</dc:date>
    <meta:editing-duration>P63DT15H34M41S</meta:editing-duration>
    <meta:editing-cycles>689</meta:editing-cycles>
    <meta:generator>LibreOffice/24.2.5.2$MacOSX_X86_64 LibreOffice_project/bffef4ea93e59bebbeaf7f431bb02b1a39ee8a59</meta:generator>
    <meta:print-date>2024-11-04T17:19:28.154531237</meta:print-date>
    <meta:document-statistic meta:table-count="0" meta:image-count="0" meta:object-count="0" meta:page-count="6" meta:paragraph-count="31" meta:word-count="989" meta:character-count="5496" meta:non-whitespace-character-count="4463"/>
  </office:meta>
</office:document-meta>
</file>